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0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MEDINA</meta:initial-creator>
    <meta:creation-date>2020-09-28T09:53:14</meta:creation-date>
    <dc:date>2020-09-28T12:33:24.946671194</dc:date>
    <meta:generator>LibreOffice/5.1.6.2$Linux_X86_64 LibreOffice_project/10m0$Build-2</meta:generator>
    <meta:editing-duration>PT2M23S</meta:editing-duration>
    <meta:editing-cycles>1</meta:editing-cycles>
    <meta:document-statistic meta:table-count="1" meta:cell-count="6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